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Property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ropertySourc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ropertySource.ServletContextPropertySource( String nam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